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6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center" fo:margin-bottom="8.00pt"/>
    </style:style>
    <style:style style:name="P2" style:family="paragraph">
      <style:paragraph-properties fo:line-height="110.00%" fo:text-align="left" fo:margin-bottom="8.00pt"/>
    </style:style>
    <style:style style:name="P3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<text:line-break/><text:line-break/></text:span><text:span text:style-name="T2">Übung Alias</text:span></text:p>
      <text:p text:style-name="P2"><text:span text:style-name="T3"><text:line-break/></text:span><text:a xlink:href="https://wiki.ubuntuusers.de/alias/"><text:span text:style-name="T4">https://wiki.ubuntuusers.de/alias/</text:span></text:a><text:span text:style-name="T5"/></text:p>
      <text:p text:style-name="P2"><text:span text:style-name="T6">Weitere gute Beispiele finden Sie im Handbuch LPIC-1 auf Seite 295.<text:line-break/><text:line-break/>Ein Alias ist z.B. eine Kurzform eines Befehls.<text:line-break/>Mit dem Befehl<text:s/></text:span><text:span text:style-name="T7">alias<text:s/></text:span><text:span text:style-name="T8">können wir uns bereits gesetzte Aliase anzeigen lassen:</text:span></text:p>
      <text:p text:style-name="P2"><draw:frame text:anchor-type="as-char" svg:width="160.07mm" svg:height="52.39mm" style:rel-width="scale" style:rel-height="scale"><draw:object-ole xlink:href="OleObj1"/><draw:image xlink:href="ObjectReplacements/OleObj1"/></draw:frame><text:span text:style-name="T10"><text:line-break/>Den Alias<text:s/></text:span><text:span text:style-name="T11">ll<text:s/></text:span><text:span text:style-name="T12">für<text:s/></text:span><text:span text:style-name="T13">ls<text:s/></text:span><text:span text:style-name="T14">–</text:span><text:span text:style-name="T15">alF<text:s/></text:span><text:span text:style-name="T16">kennen wir bereits.<text:line-break/><text:line-break/>Erstellen Sie einen oder mehrere Aliase für Befehle, bei denen Sie sich häufiger verschreiben oder die Ihnen zu lang sind.<text:line-break/><text:line-break/>Mit<text:s/></text:span><text:span text:style-name="T17">unalias ll<text:s/></text:span><text:span text:style-name="T18">können wir den alias für ll wieder zurücksetzen.<text:line-break/><text:line-break/></text:span><text:span text:style-name="T19">unalias -a<text:s/></text:span><text:span text:style-name="T20">setzt alle zurück.<text:line-break/><text:line-break/>Können wir die aliase nach Neustart der bash wieder nutzen?<text:line-break/><text:line-break/>Wie können wir die erstellten aliase dauerhaft in unserer shell nutzen?<text:line-break/></text:span><text:span text:style-name="T21"/></text:p>
      <text:p text:style-name="P3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